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fill-color="#ffffff" fo:min-height="2.927cm"/>
    </style:style>
    <style:style style:name="pr9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6cm" fo:margin-right="0cm" text:enable-numbering="false" fo:text-indent="-0.6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3.6cm" fo:margin-right="0cm" text:enable-numbering="true" fo:text-indent="-0.6cm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font-weight="bold"/>
    </style:style>
    <style:style style:name="T5" style:family="text">
      <style:text-properties fo:color="#ff0000" fo:font-size="20pt" fo:font-weight="bold"/>
    </style:style>
    <style:style style:name="T6" style:family="text">
      <style:text-properties fo:color="#23ff23" fo:font-size="22pt" fo:font-weight="bold"/>
    </style:style>
    <style:style style:name="T7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polymorphism</presentation:footer-decl>
      <presentation:footer-decl presentation:name="ftr2">CMPTxxxx</presentation:footer-decl>
      <presentation:footer-decl presentation:name="ftr3">CMPT167: ch6: methods</presentation:footer-decl>
      <presentation:date-time-decl presentation:name="dtd1" presentation:source="fixed">30 Jan 2008</presentation:date-time-decl>
      <presentation:date-time-decl presentation:name="dtd2" presentation:source="current-date" style:data-style-name="D3"/>
      <presentation:date-time-decl presentation:name="dtd3" presentation:source="fixed">5 Feb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8: Polymorphism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30 Jan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6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nheritance</text:span><text:span text:style-name="T2"> for software reusabilit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“</text:span><text:span text:style-name="T3">has a</text:span><text:span text:style-name="T2">” vs. “</text:span><text:span text:style-name="T3">is a kind of</text:span><text:span text:style-name="T2">”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ubclass/superclass </text:span><text:span text:style-name="T1">constructor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uper(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ubclass/superclass </text:span><text:span text:style-name="T1">referen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owncasting</text:span></text:p>
                  </text:list-item>
                </text:list>
              </text:list-item>
            </text:list>
          </draw:text-box>
        </draw:frame>
        <draw:ellipse draw:style-name="gr2" draw:text-style-name="P7" draw:id="id2" draw:layer="layout" svg:width="3.48cm" svg:height="1.148cm" svg:x="21.971cm" svg:y="6.512cm">
          <text:p text:style-name="P6"><text:span text:style-name="T4">Employee</text:span></text:p>
        </draw:ellipse>
        <draw:ellipse draw:style-name="gr2" draw:text-style-name="P7" draw:id="id1" draw:layer="layout" svg:width="1.845cm" svg:height="1.148cm" svg:x="24.161cm" svg:y="8.636cm">
          <text:p text:style-name="P6"><text:span text:style-name="T4">Staff</text:span></text:p>
        </draw:ellipse>
        <draw:connector draw:style-name="gr3" draw:text-style-name="P8" draw:layer="layout" draw:type="line" svg:x1="25.083cm" svg:y1="8.636cm" svg:x2="23.711cm" svg:y2="7.66cm" draw:start-shape="id1" draw:start-glue-point="0" draw:end-shape="id2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 (10 min)</text:p>
          </draw:text-box>
        </draw:frame>
        <draw:frame presentation:style-name="pr6" draw:text-style-name="P3" draw:id="id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Explain what the <text:span text:style-name="T1">JDK</text:span> and <text:span text:style-name="T1">JRE</text:span> are and contrast them.</text:p>
              </text:list-item>
            </text:list>
            <text:list text:style-name="L3">
              <text:list-item>
                <text:p text:style-name="P3">Explain what an <text:span text:style-name="T1">applet</text:span> is.</text:p>
              </text:list-item>
            </text:list>
            <text:list text:style-name="L3">
              <text:list-item>
                <text:p text:style-name="P3">How are <text:span text:style-name="T1">comments</text:span> done in Java? <text:s/>(both ways)</text:p>
              </text:list-item>
            </text:list>
            <text:list text:style-name="L3">
              <text:list-item>
                <text:p text:style-name="P3">Each box in a UML <text:span text:style-name="T1">class diagram</text:span> has <text:span text:style-name="T3">three</text:span> sections. <text:s/>What are they?</text:p>
              </text:list-item>
            </text:list>
            <text:list text:style-name="L3">
              <text:list-item>
                <text:p text:style-name="P3">What is method <text:span text:style-name="T1">overloading?</text:span></text:p>
              </text:list-item>
            </text:list>
            <text:list text:style-name="L3">
              <text:list-item>
                <text:p text:style-name="P3">Write a complete command-line Java <text:span text:style-name="T1">program</text:span> that prints “<text:span text:style-name="T3">Hello World!</text:span>”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oc-comments</text:span> not necessa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: answers #1-3</text:p>
          </draw:text-box>
        </draw:frame>
        <draw:frame presentation:style-name="pr6" draw:text-style-name="P3" draw:id="id6" draw:layer="layout" svg:width="25.199cm" svg:height="14.267cm" svg:x="1.4cm" svg:y="4.507cm" presentation:class="outline">
          <draw:text-box>
            <text:list text:style-name="L3">
              <text:list-item>
                <text:p text:id="id7" text:style-name="P3">Explain what the <text:span text:style-name="T1">JDK</text:span> and <text:span text:style-name="T1">JRE</text:span> are and contrast them. <text:tab/><text:span text:style-name="T5">[4]</text:span></text:p>
              </text:list-item>
            </text:list>
            <text:list text:style-name="L3">
              <text:list-item>
                <text:list>
                  <text:list-item>
                    <text:p text:id="id8" text:style-name="P4"><text:span text:style-name="T3">Java Development Kit: compiler and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4"><text:span text:style-name="T3">Java Runtime Environment: just the VM</text:span></text:p>
                  </text:list-item>
                </text:list>
              </text:list-item>
            </text:list>
            <text:list text:style-name="L3">
              <text:list-item>
                <text:p text:id="id10" text:style-name="P3">Explain what an <text:span text:style-name="T1">applet</text:span> is.<text:tab/><text:span text:style-name="T5">[2]</text:span></text:p>
              </text:list-item>
            </text:list>
            <text:list text:style-name="L3">
              <text:list-item>
                <text:list>
                  <text:list-item>
                    <text:p text:id="id11" text:style-name="P4"><text:span text:style-name="T3">Small program to be run within a webpage</text:span></text:p>
                  </text:list-item>
                </text:list>
              </text:list-item>
            </text:list>
            <text:list text:style-name="L3">
              <text:list-item>
                <text:p text:id="id12" text:style-name="P3">How are <text:span text:style-name="T1">comments</text:span> done in Java?<text:tab/><text:span text:style-name="T5">[2]</text:span></text:p>
              </text:list-item>
            </text:list>
            <text:list text:style-name="L3">
              <text:list-item>
                <text:list>
                  <text:list-item>
                    <text:p text:id="id13" text:style-name="P4"><text:span text:style-name="T3">/* C-style */ </text:span><text:span text:style-name="T2">and</text:span><text:span text:style-name="T3"> // double-slash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background" smil:attributeName="visibility" smil:to="visible"/>
                  <anim:transitionFilter smil:dur="0.5s" smil:targetElement="id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: answers #4-5</text:p>
          </draw:text-box>
        </draw:frame>
        <draw:frame presentation:style-name="pr6" draw:text-style-name="P3" draw:id="id14" draw:layer="layout" svg:width="25.199cm" svg:height="14.267cm" svg:x="1.4cm" svg:y="4.507cm" presentation:class="outline">
          <draw:text-box>
            <text:list text:style-name="L3">
              <text:list-item>
                <text:p text:id="id15" text:style-name="P3">Each box in a UML <text:span text:style-name="T1">class diagram</text:span> has <text:span text:style-name="T3">three</text:span> sections. <text:s/>What are they? <text:tab/><text:span text:style-name="T5">[3]</text:span></text:p>
              </text:list-item>
            </text:list>
            <text:list text:style-name="L3">
              <text:list-item>
                <text:list>
                  <text:list-item>
                    <text:p text:id="id16" text:style-name="P4"><text:span text:style-name="T3">Class name, attributes (variables), methods</text:span></text:p>
                  </text:list-item>
                </text:list>
              </text:list-item>
            </text:list>
            <text:list text:style-name="L3">
              <text:list-item>
                <text:p text:id="id17" text:style-name="P3">What is method <text:span text:style-name="T1">overloading?</text:span> <text:tab/><text:span text:style-name="T5">[3]</text:span></text:p>
              </text:list-item>
            </text:list>
            <text:list text:style-name="L3">
              <text:list-item>
                <text:list>
                  <text:list-item>
                    <text:p text:id="id18" text:style-name="P4"><text:span text:style-name="T3">Different copies/versions of a method, depending on the type of the argum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background" smil:attributeName="visibility" smil:to="visible"/>
                  <anim:transitionFilter smil:dur="0.5s" smil:targetElement="id1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: answers #6</text:p>
          </draw:text-box>
        </draw:frame>
        <draw:frame presentation:style-name="pr6" draw:text-style-name="P3" draw:id="id1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id="id20" text:style-name="P3">Write a complete command-line Java <text:span text:style-name="T1">program</text:span> that prints “<text:span text:style-name="T3">Hello World!</text:span>”.<text:tab/><text:span text:style-name="T5">[6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1" text:style-name="P10"><text:span text:style-name="T6">public class HelloWorld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2" text:style-name="P11"><text:span text:style-name="T6">public static void main( String args[]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23" text:style-name="P12"><text:span text:style-name="T6">System.out.println( “Hello, World!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4" text:style-name="P11"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5" text:style-name="P10"><text:span text:style-name="T6">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background" smil:attributeName="visibility" smil:to="visible"/>
                  <anim:transitionFilter smil:dur="0.5s" smil:targetElement="id19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9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py constructors</text:span></text:p>
              </text:list-item>
            </text:list>
            <text:list text:style-name="L3">
              <text:list-item>
                <text:p text:style-name="P3"><text:span text:style-name="T1">Type-wrapper </text:span>classes for the primitive types</text:p>
              </text:list-item>
            </text:list>
            <text:list text:style-name="L3">
              <text:list-item>
                <text:p text:style-name="P3"><text:span text:style-name="T1">Polymorphism</text:span></text:p>
              </text:list-item>
            </text:list>
            <text:list text:style-name="L3">
              <text:list-item>
                <text:list>
                  <text:list-item>
                    <text:p text:style-name="P4">Dynamic method <text:span text:style-name="T1">bin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nal</text:span> keyword for <text:span text:style-name="T1">classes</text:span> and <text:span text:style-name="T1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bstract</text:span> and <text:span text:style-name="T1">concrete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3">abstract</text:span> keyword for classes and method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list>
                  <text:list-item>
                    <text:p text:style-name="P4">vs. abstract super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 text:style-name="P1">Copy constructor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Just like in Python, names referring to object instances are <text:span text:style-name="T1">references</text:span> (aliases) to the objec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3">Student bob = new Student(“Bob”, 1234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3">Student sally = bob;</text:span><text:span text:style-name="T3"><text:tab/></text:span><text:tab/><text:span text:style-name="T7">// alia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It is good habit to add a <text:span text:style-name="T1">copy constructor</text:span> that copies the contents of an existing instance of the same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3">public class Studen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3">public Student( Student orig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3">this.name = orig.name;</text:span><text:span text:style-name="T3"><text:tab/></text:span><text:span text:style-name="T3"><text:tab/></text:span><text:span text:style-name="T7">// what if orig is null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3">this.ID = orig.ID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3">.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3">Student sally = new Student( bob ) 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927cm" svg:x="1cm" svg:y="0.462cm" presentation:class="title">
          <draw:text-box>
            <text:p text:style-name="P1">Primitive type-wrapper classes</text:p>
          </draw:text-box>
        </draw:frame>
        <draw:frame presentation:style-name="pr9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Eight <text:span text:style-name="T1">primitive</text:span> types in Java</text:p>
              </text:list-item>
            </text:list>
            <text:list text:style-name="L3">
              <text:list-item>
                <text:list>
                  <text:list-item>
                    <text:p text:style-name="P4">Primitives are <text:span text:style-name="T1">not</text:span> really <text:span text:style-name="T1">objec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ype-wrapper</text:span> classes for each of the eigh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haracter</text:span>, <text:span text:style-name="T3">Byte</text:span>, <text:span text:style-name="T3">Integer</text:span>, <text:span text:style-name="T3">Boolean</text:span>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nable us to <text:span text:style-name="T1">represent</text:span> primitives as <text:span text:style-name="T3">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then process them <text:span text:style-name="T1">polymorphically</text:span></text:p>
                  </text:list-item>
                </text:list>
              </text:list-item>
            </text:list>
            <text:list text:style-name="L3">
              <text:list-item>
                <text:p text:style-name="P3">Type-wrapper classes declared <text:span text:style-name="T3">final</text:span></text:p>
              </text:list-item>
            </text:list>
            <text:list text:style-name="L3">
              <text:list-item>
                <text:list>
                  <text:list-item>
                    <text:p text:style-name="P4">Many methods declared <text:span text:style-name="T3">sta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e.g., <text:span text:style-name="T3">Integer.parseInt( String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927cm" svg:x="1cm" svg:y="0.462cm" presentation:class="title">
          <draw:text-box>
            <text:p text:style-name="P1">Polymorphism</text:p>
          </draw:text-box>
        </draw:frame>
        <draw:frame presentation:style-name="pr9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ink carefully about <text:span text:style-name="T1">class hierarchy</text:span> in program design</text:p>
              </text:list-item>
            </text:list>
            <text:list text:style-name="L3">
              <text:list-item>
                <text:p text:style-name="P3">Write programs/<text:span text:style-name="T1">algorithms</text:span> to operate on <text:span text:style-name="T1">superclass</text:span> objects</text:p>
              </text:list-item>
            </text:list>
            <text:list text:style-name="L3">
              <text:list-item>
                <text:list>
                  <text:list-item>
                    <text:p text:style-name="P4">As <text:span text:style-name="T1">generic</text:span> as possible</text:p>
                  </text:list-item>
                </text:list>
              </text:list-item>
            </text:list>
            <text:list text:style-name="L3">
              <text:list-item>
                <text:p text:style-name="P3">Instances of <text:span text:style-name="T1">subclasses</text:span> can be operated on by the algorithms without need for modification</text:p>
              </text:list-item>
            </text:list>
            <text:list text:style-name="L3">
              <text:list-item>
                <text:p text:style-name="P3"><text:span text:style-name="T1">Dynamic method binding</text:span>:</text:p>
              </text:list-item>
            </text:list>
            <text:list text:style-name="L3">
              <text:list-item>
                <text:list>
                  <text:list-item>
                    <text:p text:style-name="P4">Java chooses correct method (e.g., <text:span text:style-name="T3">toString()</text:span> ) from subclass</text:p>
                  </text:list-item>
                </text:list>
              </text:list-item>
            </text:list>
          </draw:text-box>
        </draw:frame>
        <draw:ellipse draw:style-name="gr2" draw:text-style-name="P7" draw:id="id4" draw:layer="layout" svg:width="3.48cm" svg:height="1.148cm" svg:x="23.051cm" svg:y="8.183cm">
          <text:p text:style-name="P6"><text:span text:style-name="T4">Point</text:span></text:p>
        </draw:ellipse>
        <draw:ellipse draw:style-name="gr2" draw:text-style-name="P7" draw:id="id3" draw:layer="layout" svg:width="1.845cm" svg:height="1.148cm" svg:x="25.241cm" svg:y="10.307cm">
          <text:p text:style-name="P6"><text:span text:style-name="T4">Dot</text:span></text:p>
        </draw:ellipse>
        <draw:connector draw:style-name="gr3" draw:text-style-name="P8" draw:layer="layout" draw:type="line" svg:x1="26.163cm" svg:y1="10.307cm" svg:x2="24.791cm" svg:y2="9.331cm" draw:start-shape="id3" draw:start-glue-point="0" draw:end-shape="id4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927cm" svg:x="1cm" svg:y="0.462cm" presentation:class="title" presentation:user-transformed="true">
          <draw:text-box>
            <text:p text:style-name="P1">final: methods/classes</text:p>
          </draw:text-box>
        </draw:frame>
        <draw:frame presentation:style-name="pr9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We've seen <text:span text:style-name="T3">final</text:span> on <text:span text:style-name="T1">variables</text:span>: set as <text:span text:style-name="T1">constant</text:span></text:p>
              </text:list-item>
            </text:list>
            <text:list text:style-name="L3">
              <text:list-item>
                <text:p text:style-name="P3"><text:span text:style-name="T3">final</text:span> on a <text:span text:style-name="T1">method</text:span> prevents subclasses from <text:span text:style-name="T1">overriding</text:span></text:p>
              </text:list-item>
            </text:list>
            <text:list text:style-name="L3">
              <text:list-item>
                <text:p text:style-name="P3"><text:span text:style-name="T3">final</text:span> on a <text:span text:style-name="T1">class</text:span> means it cannot be extended</text:p>
              </text:list-item>
            </text:list>
            <text:list text:style-name="L3">
              <text:list-item>
                <text:list>
                  <text:list-item>
                    <text:p text:style-name="P4">(Other classes cannot <text:span text:style-name="T1">inherit</text:span> from it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30T17:22:22</dc:date>
    <meta:editing-cycles>91</meta:editing-cycles>
    <meta:editing-duration>P4DT20H35M17S</meta:editing-duration>
    <meta:user-defined meta:name="Info 1"/>
    <meta:user-defined meta:name="Info 2"/>
    <meta:user-defined meta:name="Info 3"/>
    <meta:user-defined meta:name="Info 4"/>
    <meta:document-statistic meta:object-count="208"/>
  </office:meta>
</office:document-meta>
</file>